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6.007cm" fo:margin-left="0.822cm" fo:margin-right="0.171cm" table:align="margins"/>
    </style:style>
    <style:style style:name="表14.A" style:family="table-column">
      <style:table-column-properties style:column-width="0.517cm" style:rel-column-width="2115*"/>
    </style:style>
    <style:style style:name="表14.B" style:family="table-column">
      <style:table-column-properties style:column-width="3.21cm" style:rel-column-width="13143*"/>
    </style:style>
    <style:style style:name="表14.C" style:family="table-column">
      <style:table-column-properties style:column-width="5.533cm" style:rel-column-width="22653*"/>
    </style:style>
    <style:style style:name="表14.D" style:family="table-column">
      <style:table-column-properties style:column-width="6.747cm" style:rel-column-width="2762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D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1.474cm" fo:margin-left="0.982cm" fo:margin-right="4.544cm" table:align="margins"/>
    </style:style>
    <style:style style:name="表10.A" style:family="table-column">
      <style:table-column-properties style:column-width="0.621cm" style:rel-column-width="3546*"/>
    </style:style>
    <style:style style:name="表10.B" style:family="table-column">
      <style:table-column-properties style:column-width="0.889cm" style:rel-column-width="5077*"/>
    </style:style>
    <style:style style:name="表10.C" style:family="table-column">
      <style:table-column-properties style:column-width="1.422cm" style:rel-column-width="8120*"/>
    </style:style>
    <style:style style:name="表10.D" style:family="table-column">
      <style:table-column-properties style:column-width="0.072cm" style:rel-column-width="413*"/>
    </style:style>
    <style:style style:name="表10.E" style:family="table-column">
      <style:table-column-properties style:column-width="0.076cm" style:rel-column-width="433*"/>
    </style:style>
    <style:style style:name="表10.F" style:family="table-column">
      <style:table-column-properties style:column-width="8.394cm" style:rel-column-width="47946*"/>
    </style:style>
    <style:style style:name="表10.A1" style:family="table-cell" style:data-style-name="N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background-color="transparent" fo:padding="0.097cm" fo:border="0.002cm solid #000000">
        <style:background-image/>
      </style:table-cell-properties>
    </style:style>
    <style:style style:name="表10.A2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.C4" style:family="table-cell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C7" style:family="table-cell">
      <style:table-cell-properties fo:background-color="#996633" fo:padding="0.097cm" fo:border="0.002cm solid #000000">
        <style:background-image/>
      </style:table-cell-properties>
    </style:style>
    <style:style style:name="表5" style:family="table">
      <style:table-properties style:width="11.474cm" fo:margin-left="0.982cm" fo:margin-right="4.544cm" table:align="margins"/>
    </style:style>
    <style:style style:name="表5.A" style:family="table-column">
      <style:table-column-properties style:column-width="0.891cm" style:rel-column-width="5087*"/>
    </style:style>
    <style:style style:name="表5.B" style:family="table-column">
      <style:table-column-properties style:column-width="10.583cm" style:rel-column-width="6044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3" style:family="table-cell">
      <style:table-cell-properties fo:padding="0.097cm" fo:border-left="0.002cm solid #000000" fo:border-right="none" fo:border-top="none" fo:border-bottom="0.002cm solid #000000"/>
    </style:style>
    <style:style style:name="表6" style:family="table">
      <style:table-properties style:width="12.076cm" fo:margin-left="0.381cm" fo:margin-right="4.544cm" table:align="margins"/>
    </style:style>
    <style:style style:name="表6.A" style:family="table-column">
      <style:table-column-properties style:column-width="0.818cm" style:rel-column-width="4441*"/>
    </style:style>
    <style:style style:name="表6.B" style:family="table-column">
      <style:table-column-properties style:column-width="11.257cm" style:rel-column-width="61094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4.577cm" fo:margin-left="0.381cm" fo:margin-right="2.043cm" table:align="margins"/>
    </style:style>
    <style:style style:name="表12.A" style:family="table-column">
      <style:table-column-properties style:column-width="0.818cm" style:rel-column-width="3679*"/>
    </style:style>
    <style:style style:name="表12.B" style:family="table-column">
      <style:table-column-properties style:column-width="13.758cm" style:rel-column-width="61856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7" style:family="table">
      <style:table-properties style:width="14.577cm" fo:margin-left="0.381cm" fo:margin-right="2.043cm" table:align="margins"/>
    </style:style>
    <style:style style:name="表7.A" style:family="table-column">
      <style:table-column-properties style:column-width="0.818cm" style:rel-column-width="3679*"/>
    </style:style>
    <style:style style:name="表7.B" style:family="table-column">
      <style:table-column-properties style:column-width="13.758cm" style:rel-column-width="61856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4.577cm" fo:margin-left="0.381cm" fo:margin-right="2.043cm" table:align="margins"/>
    </style:style>
    <style:style style:name="表8.A" style:family="table-column">
      <style:table-column-properties style:column-width="0.818cm" style:rel-column-width="3679*"/>
    </style:style>
    <style:style style:name="表8.B" style:family="table-column">
      <style:table-column-properties style:column-width="13.758cm" style:rel-column-width="61856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A4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8.B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9" style:family="table">
      <style:table-properties style:width="14.577cm" fo:margin-left="0.381cm" fo:margin-right="2.043cm" table:align="margins"/>
    </style:style>
    <style:style style:name="表9.A" style:family="table-column">
      <style:table-column-properties style:column-width="0.818cm" style:rel-column-width="3679*"/>
    </style:style>
    <style:style style:name="表9.B" style:family="table-column">
      <style:table-column-properties style:column-width="13.758cm" style:rel-column-width="61856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2" style:family="table-row">
      <style:table-row-properties style:min-row-height="0.799cm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4.577cm" fo:margin-left="0.381cm" fo:margin-right="2.043cm" table:align="margins"/>
    </style:style>
    <style:style style:name="表11.A" style:family="table-column">
      <style:table-column-properties style:column-width="0.817cm" style:rel-column-width="3671*"/>
    </style:style>
    <style:style style:name="表11.B" style:family="table-column">
      <style:table-column-properties style:column-width="0.242cm" style:rel-column-width="1086*"/>
    </style:style>
    <style:style style:name="表11.C" style:family="table-column">
      <style:table-column-properties style:column-width="13.518cm" style:rel-column-width="60778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.A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A9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1.B9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background-color="#996633" fo:padding="0.097cm" fo:border="0.002cm solid #000000">
        <style:background-image/>
      </style:table-cell-properties>
    </style:style>
    <style:style style:name="表15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fo:background-color="#996633" style:font-size-asian="13pt" style:font-size-complex="13pt"/>
    </style:style>
    <style:style style:name="P3" style:family="paragraph" style:parent-style-name="Standard">
      <style:text-properties fo:font-size="13pt" fo:background-color="transparent" style:font-size-asian="13pt" style:font-size-complex="13pt"/>
    </style:style>
    <style:style style:name="P4" style:family="paragraph" style:parent-style-name="Standard">
      <style:text-properties fo:font-size="13pt" fo:background-color="#ffffff" style:font-size-asian="13pt" style:font-size-complex="13pt"/>
    </style:style>
    <style:style style:name="P5" style:family="paragraph" style:parent-style-name="Standard">
      <style:text-properties fo:font-size="14pt" fo:background-color="#ffff99" style:font-size-asian="14pt" style:font-size-complex="14pt"/>
    </style:style>
    <style:style style:name="P6" style:family="paragraph" style:parent-style-name="Standard">
      <style:text-properties fo:font-variant="normal" fo:text-transform="none" fo:color="#0000ff" style:text-outline="false" style:text-line-through-style="none" style:font-name="メイリオ" fo:font-size="22pt" fo:letter-spacing="normal" fo:font-style="normal" fo:text-shadow="none" style:text-underline-style="none" fo:font-weight="normal" style:letter-kerning="true" fo:background-color="#ffff00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text-properties style:text-line-through-style="solid" fo:font-size="13pt" style:font-size-asian="13pt" style:font-size-complex="13pt"/>
    </style:style>
    <style:style style:name="P8" style:family="paragraph" style:parent-style-name="Standard">
      <style:text-properties fo:background-color="#ffffff"/>
    </style:style>
    <style:style style:name="P9" style:family="paragraph" style:parent-style-name="Table_20_Contents">
      <style:text-properties fo:font-size="13pt" style:font-size-asian="13pt" style:font-size-complex="13pt"/>
    </style:style>
    <style:style style:name="P10" style:family="paragraph" style:parent-style-name="Table_20_Contents">
      <style:text-properties fo:font-size="13pt" fo:background-color="#996633" style:font-size-asian="13pt" style:font-size-complex="13pt"/>
    </style:style>
    <style:style style:name="P11" style:family="paragraph" style:parent-style-name="Table_20_Contents">
      <style:text-properties fo:font-size="13pt" fo:background-color="transparent" style:font-size-asian="13pt" style:font-size-complex="13pt"/>
    </style:style>
    <style:style style:name="P12" style:family="paragraph" style:parent-style-name="Table_20_Contents">
      <style:text-properties fo:font-size="13pt" fo:background-color="#ff9999" style:font-size-asian="13pt" style:font-size-complex="13pt"/>
    </style:style>
    <style:style style:name="P13" style:family="paragraph" style:parent-style-name="Table_20_Contents">
      <style:text-properties fo:font-size="13pt" fo:background-color="#ffffcc" style:font-size-asian="13pt" style:font-size-complex="13pt"/>
    </style:style>
    <style:style style:name="P14" style:family="paragraph" style:parent-style-name="Table_20_Contents">
      <style:text-properties fo:font-size="14pt" style:font-size-asian="14pt" style:font-size-complex="14pt"/>
    </style:style>
    <style:style style:name="P15" style:family="paragraph" style:parent-style-name="Table_20_Contents">
      <style:paragraph-properties fo:background-color="#996633">
        <style:background-image/>
      </style:paragraph-properties>
      <style:text-properties fo:font-size="14pt" style:font-size-asian="14pt" style:font-size-complex="14pt"/>
    </style:style>
    <style:style style:name="P16" style:family="paragraph" style:parent-style-name="Table_20_Contents">
      <style:paragraph-properties fo:background-color="#996633">
        <style:background-image/>
      </style:paragraph-properties>
      <style:text-properties fo:font-size="13pt" style:font-size-asian="13pt" style:font-size-complex="13pt"/>
    </style:style>
    <style:style style:name="P17" style:family="paragraph" style:parent-style-name="Standard" style:list-style-name="L1"/>
    <style:style style:name="P18" style:family="paragraph" style:parent-style-name="Standard" style:list-style-name="L1">
      <style:text-properties fo:font-size="13pt" style:font-size-asian="13pt" style:font-size-complex="13pt"/>
    </style:style>
    <style:style style:name="P19" style:family="paragraph" style:parent-style-name="Standard" style:list-style-name="L4">
      <style:text-properties fo:font-size="13pt" style:font-size-asian="13pt" style:font-size-complex="13pt"/>
    </style:style>
    <style:style style:name="P20" style:family="paragraph" style:parent-style-name="Standard" style:list-style-name="L5">
      <style:text-properties fo:font-size="13pt" style:font-size-asian="13pt" style:font-size-complex="13pt"/>
    </style:style>
    <style:style style:name="P21" style:family="paragraph" style:parent-style-name="Standard" style:list-style-name="L6">
      <style:text-properties fo:font-size="13pt" style:font-size-asian="13pt" style:font-size-complex="13pt"/>
    </style:style>
    <style:style style:name="P22" style:family="paragraph" style:parent-style-name="Standard" style:list-style-name="L7">
      <style:text-properties fo:font-size="13pt" style:font-size-asian="13pt" style:font-size-complex="13pt"/>
    </style:style>
    <style:style style:name="P23" style:family="paragraph" style:parent-style-name="Standard" style:list-style-name="L8">
      <style:text-properties fo:font-size="13pt" style:font-size-asian="13pt" style:font-size-complex="13pt"/>
    </style:style>
    <style:style style:name="P24" style:family="paragraph" style:parent-style-name="Standard" style:list-style-name="L10">
      <style:text-properties fo:font-size="13pt" style:font-size-asian="13pt" style:font-size-complex="13pt"/>
    </style:style>
    <style:style style:name="P25" style:family="paragraph" style:parent-style-name="Standard" style:list-style-name="L11">
      <style:text-properties fo:font-size="13pt" style:font-size-asian="13pt" style:font-size-complex="13pt"/>
    </style:style>
    <style:style style:name="P26" style:family="paragraph" style:parent-style-name="Standard" style:list-style-name="L12">
      <style:text-properties fo:font-size="13pt" style:font-size-asian="13pt" style:font-size-complex="13pt"/>
    </style:style>
    <style:style style:name="P27" style:family="paragraph" style:parent-style-name="Standard" style:list-style-name="L13">
      <style:text-properties fo:font-size="13pt" style:font-size-asian="13pt" style:font-size-complex="13pt"/>
    </style:style>
    <style:style style:name="P28" style:family="paragraph" style:parent-style-name="Standard" style:list-style-name="L15">
      <style:text-properties fo:font-size="13pt" style:font-size-asian="13pt" style:font-size-complex="13pt"/>
    </style:style>
    <style:style style:name="P29" style:family="paragraph" style:parent-style-name="Standard" style:list-style-name="L1">
      <style:text-properties fo:font-size="13pt" fo:background-color="#cccc99" style:font-size-asian="13pt" style:font-size-complex="13pt"/>
    </style:style>
    <style:style style:name="P30" style:family="paragraph" style:parent-style-name="Standard" style:list-style-name="L1">
      <style:text-properties fo:font-size="13pt" fo:background-color="#cccc99" style:font-size-asian="13pt" style:language-asian="ja" style:country-asian="JP" style:font-size-complex="13pt"/>
    </style:style>
    <style:style style:name="P31" style:family="paragraph" style:parent-style-name="Standard" style:list-style-name="L1">
      <style:text-properties fo:font-size="13pt" fo:background-color="#996633" style:font-size-asian="13pt" style:font-size-complex="13pt"/>
    </style:style>
    <style:style style:name="P32" style:family="paragraph" style:parent-style-name="Standard" style:list-style-name="L9">
      <style:text-properties fo:font-size="13pt" fo:background-color="#996633" style:font-size-asian="13pt" style:font-size-complex="13pt"/>
    </style:style>
    <style:style style:name="P33" style:family="paragraph" style:parent-style-name="Standard" style:list-style-name="L8">
      <style:text-properties fo:font-size="13pt" fo:background-color="#996633" style:font-size-asian="13pt" style:font-size-complex="13pt"/>
    </style:style>
    <style:style style:name="P34" style:family="paragraph" style:parent-style-name="Standard" style:list-style-name="L1">
      <style:text-properties fo:font-size="13pt" fo:background-color="#996633" style:font-size-asian="13pt" style:language-asian="ja" style:country-asian="JP" style:font-size-complex="13pt"/>
    </style:style>
    <style:style style:name="P35" style:family="paragraph" style:parent-style-name="Standard" style:list-style-name="L10">
      <style:text-properties fo:font-size="13pt" fo:background-color="transparent" style:font-size-asian="13pt" style:font-size-complex="13pt"/>
    </style:style>
    <style:style style:name="P36" style:family="paragraph" style:parent-style-name="Standard" style:list-style-name="L1">
      <style:text-properties fo:font-size="13pt" fo:background-color="transparent" style:font-size-asian="13pt" style:font-size-complex="13pt"/>
    </style:style>
    <style:style style:name="P37" style:family="paragraph" style:parent-style-name="Standard" style:list-style-name="L12">
      <style:text-properties fo:font-size="13pt" fo:background-color="transparent" style:font-size-asian="13pt" style:font-size-complex="13pt"/>
    </style:style>
    <style:style style:name="P38" style:family="paragraph" style:parent-style-name="Standard" style:list-style-name="L14">
      <style:text-properties fo:font-size="13pt" fo:background-color="transparent" style:font-size-asian="13pt" style:font-size-complex="13pt"/>
    </style:style>
    <style:style style:name="P39" style:family="paragraph" style:parent-style-name="Standard" style:list-style-name="L12"/>
    <style:style style:name="P40" style:family="paragraph" style:parent-style-name="Standard" style:list-style-name="L1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1" style:family="paragraph" style:parent-style-name="Standard" style:list-style-name="L1">
      <style:paragraph-properties fo:margin-top="0cm" fo:margin-bottom="0cm" fo:line-height="138%" style:writing-mode="lr-tb"/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2" style:family="paragraph" style:parent-style-name="Table_20_Contents" style:list-style-name="L2">
      <style:text-properties fo:font-size="13pt" style:font-size-asian="13pt" style:font-size-complex="13pt"/>
    </style:style>
    <style:style style:name="P43" style:family="paragraph" style:parent-style-name="Table_20_Contents" style:list-style-name="L3">
      <style:text-properties fo:font-size="13pt" style:font-size-asian="13pt" style:font-size-complex="13pt"/>
    </style:style>
    <style:style style:name="P44" style:family="paragraph" style:parent-style-name="Table_20_Contents" style:list-style-name="L1">
      <style:paragraph-properties fo:margin-top="0cm" fo:margin-bottom="0cm" fo:line-height="138%" style:writing-mode="lr-tb"/>
      <style:text-properties fo:font-variant="normal" fo:text-transform="none" fo:color="#ff3333" style:text-outline="false" style:text-line-through-style="none" style:font-name="Arial" fo:font-size="18pt" fo:letter-spacing="normal" fo:font-style="normal" fo:text-shadow="none" style:text-underline-style="none" fo:font-weight="bold" style:letter-kerning="true" style:text-blinking="false" fo:background-color="#ff9999" style:font-name-asian="メイリオ" style:font-size-asian="18pt" style:language-asian="ja" style:country-asian="JP" style:font-style-asian="normal" style:font-weight-asian="bold" style:font-name-complex="メイリオ" style:font-size-complex="18pt" style:font-style-complex="normal" style:font-weight-complex="bold" style:text-emphasize="none" style:text-overline-style="none" style:text-overline-color="font-color"/>
    </style:style>
    <style:style style:name="P4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background-color="#996633" style:font-size-asian="13pt" style:font-size-complex="13pt"/>
    </style:style>
    <style:style style:name="T4" style:family="text">
      <style:text-properties fo:font-size="14pt" fo:background-color="#ffff99" style:font-size-asian="14pt" style:font-size-complex="14pt"/>
    </style:style>
    <style:style style:name="T5" style:family="text">
      <style:text-properties fo:background-color="#ffff99"/>
    </style:style>
    <style:style style:name="T6" style:family="text">
      <style:text-properties style:text-outline="false" style:text-line-through-style="none" style:font-name="Mangal" fo:font-size="10.5pt" fo:font-style="normal" fo:text-shadow="none" style:text-underline-style="none" fo:font-weight="normal" style:font-name-asian="Mangal" style:font-size-asian="10.5pt" style:font-style-asian="normal" style:font-weight-asian="normal" style:font-name-complex="Mangal" style:font-size-complex="10.5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line-through-style="solid" style:text-line-through-type="double"/>
    </style:style>
    <style:style style:name="T8" style:family="text">
      <style:text-properties fo:background-color="#996633"/>
    </style:style>
    <style:style style:name="T9" style:family="text">
      <style:text-properties fo:background-color="transparent"/>
    </style:style>
    <style:style style:name="T10" style:family="text">
      <style:text-properties fo:color="#000000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2" style:family="text">
      <style:text-properties fo:background-color="#99ffff"/>
    </style:style>
    <style:style style:name="T13" style:family="text">
      <style:text-properties fo:background-color="#00ffff"/>
    </style:style>
    <style:style style:name="T14" style:family="text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background-color="#ffffff"/>
    </style:style>
    <style:style style:name="T1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position="0% 100%" style:font-name="メイリオ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3pt" style:language-asian="ja" style:country-asian="JP" style:font-style-asian="normal" style:font-weight-asian="normal" style:font-name-complex="Mangal1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298940570139605349" text:style-name="L1">
        <text:list-header>
          <text:p text:style-name="P41"/>
          <text:p text:style-name="P44">#_ </text:p>
        </text:list-header>
      </text:list>
      <text:p text:style-name="P1">------------------------------------------------------------ [STEPS : ops] 20191006_070127</text:p>
      <text:list xml:id="list30332468" text:continue-numbering="true" text:style-name="L1">
        <text:list-item>
          <text:p text:style-name="P18">get : image &amp; video files &amp; <office:annotation office:name="__Annotation__979_470973970"><dc:creator>iwabuchi ken</dc:creator><dc:date>2019-11-11T09:59:29.49</dc:date><text:p text:style-name="P45"><text:span text:style-name="T16">add</text:span></text:p></office:annotation>audio files<office:annotation-end office:name="__Annotation__979_470973970"/>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>
          <table:table-cell table:style-name="表14.A1">
            <text:p text:style-name="P9"/>
          </table:table-cell>
          <table:table-cell table:style-name="表14.B1" office:value-type="string">
            <text:p text:style-name="P12">what</text:p>
          </table:table-cell>
          <table:table-cell table:style-name="表14.B1" office:value-type="string">
            <text:p text:style-name="P12">from</text:p>
          </table:table-cell>
          <table:table-cell table:style-name="表14.D1" office:value-type="string">
            <text:p text:style-name="P12">to</text:p>
          </table:table-cell>
        </table:table-row>
        <table:table-row>
          <table:table-cell table:style-name="表14.A2" table:number-rows-spanned="2" office:value-type="float" office:value="1">
            <text:p text:style-name="P13">1</text:p>
          </table:table-cell>
          <table:table-cell table:style-name="表14.B2" office:value-type="string">
            <text:p text:style-name="P9">jpg, png </text:p>
          </table:table-cell>
          <table:table-cell table:style-name="表14.B2" office:value-type="string">
            <text:p text:style-name="P9"><office:annotation office:name="__Annotation__5142_1502029695"><dc:creator>iwabuchi ken</dc:creator><dc:date>2020-01-27T09:31:49.02</dc:date><text:p><text:span text:style-name="T18">ƒRƒ“ƒsƒ…[ƒ^[\kbuchi ‚Ì iPhone\Internal Storage\DCIM\XXXAPPLE</text:span></text:p></office:annotation>コンピューター\kbuchi の iPhone\...\XXXAPPLE<office:annotation-end office:name="__Annotation__5142_1502029695"/></text:p>
          </table:table-cell>
          <table:table-cell table:style-name="表14.D2" office:value-type="string">
            <text:p text:style-name="P9"><office:annotation office:name="__Annotation__5093_1502029695"><dc:creator>iwabuchi ken</dc:creator><dc:date>2020-01-27T09:23:53.41</dc:date><text:p text:style-name="P45"><text:span text:style-name="T16">C:\WORKS_2\WS\WS_Cake_IFM11\tmp</text:span></text:p></office:annotation>C:\WORKS_2\...\tmp<office:annotation-end office:name="__Annotation__5093_1502029695"/></text:p>
          </table:table-cell>
        </table:table-row>
        <table:table-row>
          <table:covered-table-cell/>
          <table:table-cell table:style-name="表14.D2" table:number-columns-spanned="3" office:value-type="string">
            <text:p text:style-name="P9">“2<text:tab/>change_file_names” </text:p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2">
            <text:p text:style-name="P13">2</text:p>
          </table:table-cell>
          <table:table-cell table:style-name="表14.B2" office:value-type="string">
            <text:p text:style-name="P9">mov </text:p>
          </table:table-cell>
          <table:table-cell table:style-name="表14.B2" office:value-type="string">
            <text:p text:style-name="P9">コンピューター\kbuchi の iPhone\...\XXXAPPLE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8313902276037670284" text:style-name="L2">
              <text:list-item>
                <text:p text:style-name="P42">change file name</text:p>
              </text:list-item>
            </text:list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3">
            <text:p text:style-name="P13">3</text:p>
          </table:table-cell>
          <table:table-cell table:style-name="表14.B2" office:value-type="string">
            <text:p text:style-name="P9">m4a </text:p>
          </table:table-cell>
          <table:table-cell table:style-name="表14.B2" office:value-type="string">
            <text:p text:style-name="P9"><office:annotation office:name="__Annotation__5117_1502029695"><dc:creator>iwabuchi ken</dc:creator><dc:date>2020-01-27T09:25:47.41</dc:date><text:p><text:span text:style-name="T16">C:\Users\iwabuchiken\Music\iTunes\iTunes Media\Voice Memos</text:span></text:p></office:annotation><text:a xlink:type="simple" xlink:href="../../../../../Use" text:style-name="Internet_20_link" text:visited-style-name="Visited_20_Internet_20_Link">C:\Use</text:a>rs\iwabuchiken\Music\...\Voice Memos<office:annotation-end office:name="__Annotation__5117_1502029695"/>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7884774025565612904" text:style-name="L3">
              <text:list-item>
                <text:p text:style-name="P43">DUP <text:s/></text:p>
              </text:list-item>
              <text:list-item>
                <text:p text:style-name="P43">change file name </text:p>
              </text:list-item>
            </text:list>
          </table:table-cell>
          <table:covered-table-cell/>
          <table:covered-table-cell/>
        </table:table-row>
      </table:table>
      <text:list xml:id="list30320196" text:continue-list="list30332468" text:style-name="L1">
        <text:list-item>
          <text:p text:style-name="P18"/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row>
          <table:table-cell table:style-name="表10.A1">
            <text:p text:style-name="P11"/>
          </table:table-cell>
          <table:table-cell table:style-name="表10.B1" table:number-columns-spanned="5" office:value-type="string">
            <text:p text:style-name="P4">remote → modify : admin value <text:s text:c="2"/></text:p>
            <text:p text:style-name="P1"><text:a xlink:type="simple" xlink:href="http://be/" text:style-name="Internet_20_link" text:visited-style-name="Visited_20_Internet_20_Link"><text:span text:style-name="T15">http://be</text:span></text:a><text:a xlink:type="simple" xlink:href="http://benfranklin.chips.jp/cake_apps/Cake_IFM11/admins/edit/3" text:style-name="Internet_20_link" text:visited-style-name="Visited_20_Internet_20_Link"><text:span text:style-name="T15">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office:value-type="float" office:value="1">
            <text:p text:style-name="P9">1</text:p>
          </table:table-cell>
          <table:table-cell table:style-name="表10.B2" table:number-columns-spanned="5" office:value-type="string">
            <text:p text:style-name="P1">image &amp; video fi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table:number-rows-spanned="5" office:value-type="float" office:value="2">
            <text:p text:style-name="P9">2</text:p>
          </table:table-cell>
          <table:table-cell table:style-name="表10.B2" table:number-columns-spanned="5" office:value-type="string">
            <text:p text:style-name="P1">audio files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10.A2" office:value-type="float" office:value="1">
            <text:p text:style-name="P1">1</text:p>
          </table:table-cell>
          <table:table-cell table:style-name="表10.C4" table:number-columns-spanned="3" office:value-type="string">
            <text:p text:style-name="P1">itunes </text:p>
          </table:table-cell>
          <table:covered-table-cell/>
          <table:covered-table-cell/>
          <table:table-cell table:style-name="表10.B2" office:value-type="string">
            <text:list xml:id="list1588198750213274872" text:style-name="L4">
              <text:list-item>
                <text:p text:style-name="P19">start</text:p>
              </text:list-item>
              <text:list-item>
                <text:p text:style-name="P19">sync</text:p>
              </text:list-item>
            </text:list>
          </table:table-cell>
        </table:table-row>
        <table:table-row>
          <table:covered-table-cell/>
          <table:table-cell table:style-name="表10.A2" office:value-type="float" office:value="2">
            <text:p text:style-name="P1">2</text:p>
          </table:table-cell>
          <table:table-cell table:style-name="表10.C4" office:value-type="string">
            <text:p text:style-name="P7"><office:annotation office:name="__Annotation__4370_900964275"><dc:creator>iwabuchi ken</dc:creator><dc:date>2020-01-19T10:43:06.57</dc:date><text:p text:style-name="P45"><text:span text:style-name="T16">edited</text:span></text:p></office:annotation>open<office:annotation-end office:name="__Annotation__4370_900964275"/></text:p>
            <text:p text:style-name="P1">voice memos </text:p>
          </table:table-cell>
          <table:table-cell table:style-name="表10.B2" table:number-columns-spanned="3" office:value-type="string">
            <text:list xml:id="list7613951512590325777" text:style-name="L5">
              <text:list-item>
                <text:p text:style-name="P20">open =&gt; C:\Users\iwabuchiken\Music\iTunes\iTunes Media\Voice Memos </text:p>
              </text:list-item>
              <text:list-item>
                <text:p text:style-name="P20">C/P to =&gt; <text:span text:style-name="T2">C:\WORKS_2\WS\WS_Cake_IFM11\tmp </text:span></text:p>
              </text:list-item>
            </text:list>
          </table:table-cell>
          <table:covered-table-cell/>
          <table:covered-table-cell/>
        </table:table-row>
        <table:table-row>
          <table:covered-table-cell/>
          <table:table-cell table:style-name="表10.A2" office:value-type="float" office:value="3">
            <text:p text:style-name="P1">3</text:p>
          </table:table-cell>
          <table:table-cell table:style-name="表10.C4" table:number-columns-spanned="2" office:value-type="string">
            <text:p text:style-name="P1">“update” file </text:p>
          </table:table-cell>
          <table:covered-table-cell/>
          <table:table-cell table:style-name="表10.B2" table:number-columns-spanned="2" office:value-type="string">
            <text:list xml:id="list2762459263639117786" text:style-name="L6">
              <text:list-item>
                <text:p text:style-name="P21">open =&gt; C:\WORKS_2\WS\WS_Cake_IFM11\commands\11-0) update date.txt</text:p>
              </text:list-item>
              <text:list-item>
                <text:p text:style-name="P21">edit =&gt; latest entry ---&gt; add new one → relative to date of voice files</text:p>
              </text:list-item>
            </text:list>
          </table:table-cell>
          <table:covered-table-cell/>
        </table:table-row>
        <table:table-row>
          <table:covered-table-cell/>
          <table:table-cell table:style-name="表10.A2" office:value-type="float" office:value="4">
            <text:p text:style-name="P1">4</text:p>
          </table:table-cell>
          <table:table-cell table:style-name="表10.C7" table:number-columns-spanned="4" office:value-type="string">
            <text:p text:style-name="P1">png, jpg </text:p>
          </table:table-cell>
          <table:covered-table-cell/>
          <table:covered-table-cell/>
          <table:covered-table-cell/>
        </table:table-row>
        <table:table-row>
          <table:table-cell table:style-name="表10.A2">
            <text:p text:style-name="P8"/>
          </table:table-cell>
          <table:table-cell table:style-name="表10.B2" table:number-columns-spanned="5" office:value-type="string">
            <text:p text:style-name="P2">remote → modify : admin value <text:s/>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</table:table>
      <text:list xml:id="list30317966" text:continue-list="list30320196" text:style-name="L1">
        <text:list-item>
          <text:list>
            <text:list-item>
              <text:p text:style-name="P29">explorer</text:p>
              <text:list>
                <text:list-item>
                  <text:p text:style-name="P29"><text:soft-page-break/>select : “kbuchi<text:span text:style-name="T1">のiphone</text:span>”</text:p>
                </text:list-item>
                <text:list-item>
                  <text:p text:style-name="P29">click → list pain</text:p>
                </text:list-item>
                <text:list-item>
                  <text:p text:style-name="P29">(End &gt; Ret) x 3</text:p>
                </text:list-item>
                <text:list-item>
                  <text:p text:style-name="P29">“<text:span text:style-name="T1">表示方法</text:span>” ==&gt; “<text:span text:style-name="T1">詳細</text:span>”</text:p>
                </text:list-item>
                <text:list-item>
                  <text:p text:style-name="P29">image files</text:p>
                  <text:list>
                    <text:list-item>
                      <text:p text:style-name="P29">“<text:span text:style-name="T1">更新日時</text:span>” → click (to <text:span text:style-name="T1">下向き三角)</text:span></text:p>
                    </text:list-item>
                    <text:list-item>
                      <text:p text:style-name="P30">move → col “更新日時” to ==&gt; next to “名前”</text:p>
                    </text:list-item>
                    <text:list-item>
                      <text:p text:style-name="P30">select → files</text:p>
                    </text:list-item>
                  </text:list>
                </text:list-item>
                <text:list-item>
                  <text:p text:style-name="P30">video files</text:p>
                  <text:list>
                    <text:list-item>
                      <text:p text:style-name="P29">“<text:span text:style-name="T1">種類</text:span>” → click (to <text:span text:style-name="T1">下向き三角) x 2</text:span></text:p>
                    </text:list-item>
                    <text:list-item>
                      <text:p text:style-name="P30">select → files</text:p>
                    </text:list-item>
                  </text:list>
                </text:list-item>
              </text:list>
            </text:list-item>
            <text:list-item>
              <text:p text:style-name="P29">open : </text:p>
            </text:list-item>
          </text:list>
        </text:list-item>
        <text:list-item>
          <text:p text:style-name="P18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2">
            <text:p text:style-name="P9">2</text:p>
          </table:table-cell>
          <table:table-cell table:style-name="表5.B1" office:value-type="string">
            <text:p text:style-name="P1">MANY STEPS </text:p>
          </table:table-cell>
        </table:table-row>
        <table:table-row>
          <table:table-cell table:style-name="表5.A2" office:value-type="float" office:value="3">
            <text:p text:style-name="P9">3</text:p>
          </table:table-cell>
          <table:table-cell table:style-name="表5.B2" office:value-type="string">
            <text:p text:style-name="P1">image files → delete not-for-register ones </text:p>
          </table:table-cell>
        </table:table-row>
        <table:table-row>
          <table:table-cell table:style-name="表5.A3" table:number-rows-spanned="2" office:value-type="string">
            <text:p text:style-name="P9">4</text:p>
          </table:table-cell>
          <table:table-cell table:style-name="表5.B2" office:value-type="string">
            <text:p text:style-name="P1">“2<text:tab/>change_file_names” </text:p>
          </table:table-cell>
        </table:table-row>
        <table:table-row>
          <table:covered-table-cell/>
          <table:table-cell table:style-name="表5.B2" office:value-type="string">
            <text:p text:style-name="P1"><text:span text:style-name="T13">updated files (if any)</text:span> → milsec string ==&gt; update</text:p>
            <text:p text:style-name="P1">→ e.g. “2019-12-12_06-04-39_000” ~~&gt; “2019-12-12_06-04-39_001”</text:p>
          </table:table-cell>
        </table:table-row>
        <table:table-row>
          <table:table-cell table:style-name="表5.A2" office:value-type="float" office:value="5">
            <text:p text:style-name="P9">5</text:p>
          </table:table-cell>
          <table:table-cell table:style-name="表5.B2" office:value-type="string">
            <text:p text:style-name="P1">“3<text:tab/>Delete_in-db-existing-files” </text:p>
          </table:table-cell>
        </table:table-row>
        <table:table-row>
          <table:table-cell table:style-name="表5.A2" office:value-type="float" office:value="6">
            <text:p text:style-name="P9">6</text:p>
          </table:table-cell>
          <table:table-cell table:style-name="表5.B2" office:value-type="string">
            <text:p text:style-name="P1"><text:span text:style-name="T12">(if any) book page image ---&gt; move to :</text:span> <text:s/></text:p>
            <text:p text:style-name="P1">C:\WORKS_2\WS\WS_Cake_IFM11\photo-books</text:p>
          </table:table-cell>
        </table:table-row>
        <table:table-row>
          <table:table-cell table:style-name="表5.A2" office:value-type="float" office:value="7">
            <text:p text:style-name="P9">7</text:p>
          </table:table-cell>
          <table:table-cell table:style-name="表5.B2" office:value-type="string">
            <text:p text:style-name="P1">“5<text:tab/>start editing” ( 2-0) edit_memos.9-0.bat )</text:p>
          </table:table-cell>
        </table:table-row>
        <table:table-row>
          <table:table-cell table:style-name="表5.A2" office:value-type="float" office:value="8">
            <text:p text:style-name="P9">8</text:p>
          </table:table-cell>
          <table:table-cell table:style-name="表5.B2" office:value-type="string">
            <text:p text:style-name="P1">server → stop : <text:a xlink:type="simple" xlink:href="http://127.0.0.1:8000/im/" text:style-name="Internet_20_link" text:visited-style-name="Visited_20_Internet_20_Link">http://127.0.0.1:8000/im/</text:a> </text:p>
          </table:table-cell>
        </table:table-row>
      </table:table>
      <text:p text:style-name="P2"/>
      <text:list xml:id="list30320526" text:continue-numbering="true" text:style-name="L1">
        <text:list-item>
          <text:p text:style-name="P31">“3<text:tab/>Delete_in-db-existing-files”</text:p>
        </text:list-item>
        <text:list-item>
          <text:p text:style-name="P31">(if any) book page image ---&gt; move to : C:\WORKS_2\WS\WS_Cake_IFM11\photo-books</text:p>
        </text:list-item>
        <text:list-item>
          <text:p text:style-name="P31">“5<text:tab/>start editing”</text:p>
        </text:list-item>
        <text:list-item>
          <text:p text:style-name="P17"><text:span text:style-name="T3">server → stop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31">close</text:p>
          <text:list>
            <text:list-item>
              <text:p text:style-name="P31">folder</text:p>
              <text:list>
                <text:list-item>
                  <text:p text:style-name="P31">“tmp”</text:p>
                </text:list-item>
                <text:list-item>
                  <text:p text:style-name="P31">コンピューター\kbuchi の iPhone\Internal Storage\DCIM\140APPLE</text:p>
                </text:list-item>
              </text:list>
            </text:list-item>
            <text:list-item>
              <text:p text:style-name="P31">text file → 11-0) update date.txt</text:p>
              <text:p text:style-name="P18"/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9"/>
          </table:table-cell>
          <table:table-cell table:style-name="表6.B1" office:value-type="string">
            <text:p text:style-name="P2">remote </text:p>
            <text:p text:style-name="P2">modify : admin value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close <text:s/></text:p>
            <text:list xml:id="list6201133025331957918" text:style-name="L7">
              <text:list-item>
                <text:p text:style-name="P22">folder</text:p>
                <text:list>
                  <text:list-item>
                    <text:p text:style-name="P22"><text:soft-page-break/>“tmp” </text:p>
                  </text:list-item>
                  <text:list-item>
                    <text:p text:style-name="P22">“コンピューター\kbuchi の iPhone\Internal Storage\DCIM\140APPLE”</text:p>
                  </text:list-item>
                </text:list>
              </text:list-item>
              <text:list-item>
                <text:p text:style-name="P22">text file → 11-0) update date.txt 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text:span text:style-name="T8"> 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validate : <text:span text:style-name="T10">beforehand, see if the xampp dialog has been already opened.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mov files → <office:annotation office:name="__Annotation__434_11312479991"><dc:creator>iwabuchi ken</dc:creator><dc:date>2019-11-08T09:15:21.60</dc:date><text:p text:style-name="P45"><text:span text:style-name="T17">beforehand, see if the xampp dialog has been already opened.</text:span></text:p></office:annotation>move<office:annotation-end office:name="__Annotation__434_11312479991"/></text:p>
          </table:table-cell>
        </table:table-row>
      </table:table>
      <text:list xml:id="list30312327" text:continue-list="list30320526" text:style-name="L1">
        <text:list-header>
          <text:p text:style-name="P41"/>
        </text:list-header>
        <text:list-item>
          <text:p text:style-name="P18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/text:p>
        </text:list-item>
        <text:list-item>
          <text:p text:style-name="P31">mov files → move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1">C:\WORKS_2\WS\WS_Cake_IFM11\commands\2-1)_move-files-in-iphone-dir-to-WS_Cake_IFM11.bat</text:p>
          </table:table-cell>
        </table:table-row>
        <table:table-row>
          <table:table-cell table:style-name="表4.A2" office:value-type="string">
            <text:p text:style-name="P11"/>
          </table:table-cell>
        </table:table-row>
        <table:table-row>
          <table:table-cell table:style-name="表4.A2" office:value-type="string">
            <text:p text:style-name="P11">C:\WORKS_2\WS\WS_Cake_IFM11\commands\18)_move-mov-files_to-ifm11-folder.bat</text:p>
          </table:table-cell>
        </table:table-row>
        <table:table-row>
          <table:table-cell table:style-name="表4.A2" office:value-type="string">
            <text:p text:style-name="P11">C:\WORKS_2\WS\WS_Cake_IFM11\get_folder_list.[v.2].20190210_091405.rb</text:p>
          </table:table-cell>
        </table:table-row>
      </table:table>
      <text:p text:style-name="P2"/>
      <table:table table:name="表12" table:style-name="表12">
        <table:table-column table:style-name="表12.A"/>
        <table:table-column table:style-name="表12.B"/>
        <table:table-row>
          <table:table-cell table:style-name="表12.A1">
            <text:p text:style-name="P9"/>
          </table:table-cell>
          <table:table-cell table:style-name="表12.B1" office:value-type="string">
            <text:p text:style-name="P1">gen-ed text file </text:p>
            <text:list xml:id="list8522084991399528847" text:style-name="L8">
              <text:list-item>
                <text:p text:style-name="P23">open</text:p>
              </text:list-item>
              <text:list-item>
                <text:p text:style-name="P23">select → mov files lines</text:p>
              </text:list-item>
            </text:list>
          </table:table-cell>
        </table:table-row>
      </table:table>
      <text:p text:style-name="P2"/>
      <text:list xml:id="list6604142096673186912" text:style-name="L9">
        <text:list-item>
          <text:list>
            <text:list-item>
              <text:p text:style-name="P32">prep</text:p>
            </text:list-item>
          </text:list>
        </text:list-item>
      </text:list>
      <text:list xml:id="list30328195" text:continue-list="list30312327" text:style-name="L1">
        <text:list-item>
          <text:list>
            <text:list-item>
              <text:list>
                <text:list-item>
                  <text:p text:style-name="P34">“表示方法”　=&gt;　”詳細”</text:p>
                </text:list-item>
                <text:list-item>
                  <text:p text:style-name="P34">sort → column “種類”</text:p>
                </text:list-item>
                <text:list-item>
                  <text:p text:style-name="P34">select : mov files</text:p>
                </text:list-item>
              </text:list>
            </text:list-item>
            <text:list-item>
              <text:p text:style-name="P31">move</text:p>
              <text:list>
                <text:list-item>
                  <text:list>
                    <text:list-item>
                      <text:p text:style-name="P31">from : C:\WORKS_2\WS\WS_Cake_IFM11\iphone</text:p>
                    </text:list-item>
                    <text:list-item>
                      <text:p text:style-name="P31">to : C:\WORKS_2\WS\WS_Cake_IFM11</text:p>
                    </text:list-item>
                  </text:list>
                </text:list-item>
                <text:list-item>
                  <text:p text:style-name="P31">C – x (cut)</text:p>
                </text:list-item>
                <text:list-item>
                  <text:p text:style-name="P31">M - <text:span text:style-name="T1">↑ (move dir upward)</text:span></text:p>
                </text:list-item>
                <text:list-item>
                  <text:p text:style-name="P34">C – v (paste)</text:p>
                </text:list-item>
              </text:list>
            </text:list-item>
            <text:list-item>
              <text:p text:style-name="P31">exec : get_folder_list.[v.2].20190210_091405.rb</text:p>
              <text:list>
                <text:list-item>
                  <text:p text:style-name="P31">“g” (select the ruby file)</text:p>
                </text:list-item>
                <text:list-item>
                  <text:p text:style-name="P31">Ret (exec)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>
            <text:p text:style-name="P9"/>
          </table:table-cell>
          <table:table-cell table:style-name="表7.B1" office:value-type="string">
            <text:p text:style-name="P1">validate : <text:span text:style-name="T10">beforehand : see if <text:s/>==&gt; server started : </text:span><text:a xlink:type="simple" xlink:href="http://localhost:8001/ip/basics/" text:style-name="Internet_20_link" text:visited-style-name="Visited_20_Internet_20_Link">http://localhost:8001/ip/basics/</text:a> </text:p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browser → access : <text:a xlink:type="simple" xlink:href="http://localhost:8001/ip/basics/" text:style-name="Internet_20_link" text:visited-style-name="Visited_20_Internet_20_Link">http://localhost:8001/ip/basics/</text:a> <text:s/></text:p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2">gen-ed text file </text:p>
            <text:list xml:id="list30321412" text:continue-list="list8522084991399528847" text:style-name="L8">
              <text:list-item>
                <text:p text:style-name="P33">open</text:p>
              </text:list-item>
              <text:list-item>
                <text:p text:style-name="P33">select → mov files lines</text:p>
              </text:list-item>
            </text:list>
          </table:table-cell>
        </table:table-row>
        <text:soft-page-break/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<text:a xlink:type="simple" xlink:href="http://localhost:8001/ip/basics/" text:style-name="Internet_20_link" text:visited-style-name="Visited_20_Internet_20_Link"><text:span text:style-name="T9">http://localhost:8001/ip/basics/</text:span></text:a><text:span text:style-name="T9"> </text:span></text:p>
            <text:list xml:id="list3630073051247496819" text:style-name="L10">
              <text:list-item>
                <text:p text:style-name="P24">select “ip” tab </text:p>
              </text:list-item>
              <text:list-item>
                <text:p text:style-name="P24">“1<text:tab/>get_4_Corners” ==&gt; click</text:p>
              </text:list-item>
              <text:list-item>
                <text:p text:style-name="P24">buttons</text:p>
                <text:list>
                  <text:list-item>
                    <text:p text:style-name="P24">“Open dir”</text:p>
                  </text:list-item>
                  <text:list-item>
                    <text:p text:style-name="P24">“Prep” </text:p>
                  </text:list-item>
                </text:list>
              </text:list-item>
              <text:list-item>
                <text:p text:style-name="P24"><office:annotation office:name="__Annotation__3934_300670682"><dc:creator>iwabuchi ken</dc:creator><dc:date>2020-01-04T11:11:12.83</dc:date><text:p text:style-name="P45"><text:span text:style-name="T16">files in “images” dir</text:span></text:p><text:p text:style-name="P45"><text:span text:style-name="T16">==&gt; no gray areas</text:span></text:p></office:annotation>copied ? → at<office:annotation-end office:name="__Annotation__3934_300670682"/> C:\WORKS_2\WS\WS_Others.Art\JVEMV6\46_art\VIRTUAL\Admin_Projects\ip\images</text:p>
                <text:list>
                  <text:list-item>
                    <text:p text:style-name="P24">files in “images” dir ==&gt; no gray areas</text:p>
                  </text:list-item>
                </text:list>
              </text:list-item>
              <text:list-item>
                <text:p text:style-name="P35">“Gen Cake csv” 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csv files → open (1 files) at <text:s text:c="2"/></text:p>
            <text:list xml:id="list8170183177683426113" text:style-name="L11">
              <text:list-item>
                <text:p text:style-name="P25">C:\WORKS_2\WS\WS_Others.Art\JVEMV6\46_art\VIRTUAL\Admin_Projects\ip\data\csv</text:p>
              </text:list-item>
            </text:list>
            <text:list xml:id="list30323084" text:continue-list="list3630073051247496819" text:style-name="L10">
              <text:list-item>
                <text:p text:style-name="P24">e_entries.ods </text:p>
              </text:list-item>
            </text:list>
          </table:table-cell>
        </table:table-row>
      </table:table>
      <text:list xml:id="list30341467" text:continue-list="list30328195" text:style-name="L1">
        <text:list-item>
          <text:list>
            <text:list-item>
              <text:p text:style-name="P31">gen-ed text file</text:p>
              <text:list>
                <text:list-item>
                  <text:p text:style-name="P31">open</text:p>
                </text:list-item>
                <text:list-item>
                  <text:p text:style-name="P31">select → mov files lines</text:p>
                </text:list-item>
              </text:list>
            </text:list-item>
          </text:list>
        </text:list-item>
        <text:list-item>
          <text:p text:style-name="P17"><text:a xlink:type="simple" xlink:href="http://localhost:8001/ip/basics/" text:style-name="Internet_20_link" text:visited-style-name="Visited_20_Internet_20_Link"><text:span text:style-name="T3">http://localhost:8001/ip/basics/</text:span></text:a></text:p>
          <text:list>
            <text:list-item>
              <text:p text:style-name="P31">select “ip” tab</text:p>
            </text:list-item>
            <text:list-item>
              <text:p text:style-name="P31">“1<text:tab/>get_4_Corners” ==&gt; click</text:p>
            </text:list-item>
            <text:list-item>
              <text:p text:style-name="P31">buttons</text:p>
              <text:list>
                <text:list-item>
                  <text:p text:style-name="P31">“Open dir”</text:p>
                </text:list-item>
                <text:list-item>
                  <text:p text:style-name="P31">“Prep”</text:p>
                </text:list-item>
              </text:list>
            </text:list-item>
            <text:list-item>
              <text:p text:style-name="P31">copied ? → at C:\WORKS_2\WS\WS_Others.Art\JVEMV6\46_art\VIRTUAL\Admin_Projects\ip\images</text:p>
            </text:list-item>
            <text:list-item>
              <text:p text:style-name="P31">“Gen Cake csv”</text:p>
            </text:list-item>
          </text:list>
          <text:p text:style-name="P36">----------------------------------------------------------------------------</text:p>
        </text:list-item>
        <text:list-item>
          <text:p text:style-name="P36">mov files </text:p>
          <text:list>
            <text:list-item>
              <text:p text:style-name="P18">mov files ==&gt; back to folder </text:p>
              <text:p text:style-name="P18"/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1">C:\WORKS_2\WS\WS_Cake_IFM11\commands\2-2)_move-files-back-to-tmp-dir.bat</text:p>
          </table:table-cell>
        </table:table-row>
        <table:table-row>
          <table:table-cell table:style-name="表2.A2" office:value-type="string">
            <text:p text:style-name="P11"/>
          </table:table-cell>
        </table:table-row>
        <table:table-row>
          <table:table-cell table:style-name="表2.A2" office:value-type="string">
            <text:p text:style-name="P11">C:\WORKS_2\WS\WS_Cake_IFM11\commands\17)_move-mov-files_back-to-iphone-folder.bat</text:p>
          </table:table-cell>
        </table:table-row>
        <table:table-row>
          <table:table-cell table:style-name="表2.A2" office:value-type="string">
            <text:p text:style-name="P11"/>
          </table:table-cell>
        </table:table-row>
      </table:table>
      <text:list xml:id="list30330495" text:continue-numbering="true" text:style-name="L1">
        <text:list-item>
          <text:list>
            <text:list-header>
              <text:p text:style-name="P36"/>
            </text:list-header>
            <text:list-item>
              <text:p text:style-name="P36">to ==&gt; vlc player </text:p>
              <text:list>
                <text:list-item>
                  <text:p text:style-name="P36">“<text:span text:style-name="T1">メディアライブラリ</text:span>”</text:p>
                </text:list-item>
                <text:list-item>
                  <text:p text:style-name="P36">right click &gt; “<text:span text:style-name="T1">フォルダーを追加</text:span>”</text:p>
                </text:list-item>
                <text:list-item>
                  <text:p text:style-name="P36">choose → “C:\WORKS_2\WS\WS_Cake_IFM11\iphone” </text:p>
                  <text:list>
                    <text:list-item>
                      <text:p text:style-name="P31">from : <text:tab/>C:\WORKS_2\WS\WS_Cake_IFM11</text:p>
                    </text:list-item>
                    <text:list-item>
                      <text:p text:style-name="P31">back to C:\WORKS_2\WS\WS_Cake_IFM11\iphone</text:p>
                    </text:list-item>
                  </text:list>
                </text:list-item>
                <text:list-item>
                  <text:p text:style-name="P31"><text:soft-page-break/>select files</text:p>
                </text:list-item>
                <text:list-item>
                  <text:p text:style-name="P31">C – x (cut)</text:p>
                </text:list-item>
                <text:list-item>
                  <text:p text:style-name="P31">M - <text:span text:style-name="T1">← (back to iphone folder)</text:span></text:p>
                </text:list-item>
                <text:list-item>
                  <text:p text:style-name="P34">col “名前” → click (sort)</text:p>
                </text:list-item>
                <text:list-item>
                  <text:p text:style-name="P34">C – v (paste)</text:p>
                </text:list-item>
                <text:list-item>
                  <text:p text:style-name="P34">col “名前” → click (sort)</text:p>
                </text:list-item>
                <text:list-item>
                  <text:p text:style-name="P34">mov files ==&gt; to vlc player</text:p>
                  <text:list>
                    <text:list-item>
                      <text:p text:style-name="P34">drag &amp; drop</text:p>
                    </text:list-item>
                    <text:list-item>
                      <text:p text:style-name="P34">click → column “<text:span text:style-name="T7">タイトル</text:span>種類” x 2 (三角　=&gt;　上向き)</text:p>
                    </text:list-item>
                  </text:list>
                </text:list-item>
                <text:list-item>
                  <text:p text:style-name="P34">explorer</text:p>
                  <text:list>
                    <text:list-item>
                      <text:p text:style-name="P34">“表示方法” ==&gt; “大アイコン”</text:p>
                    </text:list-item>
                  </text:list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>
            <text:p text:style-name="P9"/>
          </table:table-cell>
          <table:table-cell table:style-name="表8.B1" office:value-type="string">
            <text:p text:style-name="P1">image files ==&gt; orientation 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">WAIT : PC : “g<text:span text:style-name="T11">en csv” → done </text:span>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3"><office:annotation office:name="__Annotation__478_470973970"><dc:creator>iwabuchi ken</dc:creator><dc:date>2019-11-11T09:19:01.89</dc:date><text:p text:style-name="P45"><text:span text:style-name="T16">after : “gen csv” → done</text:span></text:p></office:annotation>close<office:annotation-end office:name="__Annotation__478_470973970"/></text:p>
            <text:list xml:id="list7756803812184577696" text:style-name="L12">
              <text:list-item>
                <text:p text:style-name="P26">folders <text:s/></text:p>
                <text:list>
                  <text:list-item>
                    <text:p text:style-name="P26">“images”</text:p>
                  </text:list-item>
                  <text:list-item>
                    <text:p text:style-name="P26">“images.corners”</text:p>
                  </text:list-item>
                </text:list>
              </text:list-item>
              <text:list-item>
                <text:p text:style-name="P26">text files</text:p>
                <text:list>
                  <text:list-item>
                    <text:p text:style-name="P26">“11-0) update date.txt”</text:p>
                  </text:list-item>
                </text:list>
              </text:list-item>
              <text:list-item>
                <text:p text:style-name="P39"><text:span text:style-name="T2">web : </text:span><text:a xlink:type="simple" xlink:href="http://localhost:8001/ip/basics/" text:style-name="Internet_20_link" text:visited-style-name="Visited_20_Internet_20_Link"><text:span text:style-name="T2">http://localhost:8001/ip/basics/</text:span></text:a></text:p>
              </text:list-item>
              <text:list-item>
                <text:p text:style-name="P37">server : <text:s/><text:a xlink:type="simple" xlink:href="http://localhost:8001/" text:style-name="Internet_20_link" text:visited-style-name="Visited_20_Internet_20_Link">http://localhost:8001</text:a></text:p>
              </text:list-item>
            </text:list>
          </table:table-cell>
        </table:table-row>
        <table:table-row>
          <table:table-cell table:style-name="表8.A4" table:number-rows-spanned="3">
            <text:p text:style-name="P10"/>
          </table:table-cell>
          <table:table-cell table:style-name="表8.B4" office:value-type="string">
            <text:p text:style-name="P3"><text:span text:style-name="T8">re-start server : </text:span><text:a xlink:type="simple" xlink:href="http://127.0.0.1:8000/im/" text:style-name="Internet_20_link" text:visited-style-name="Visited_20_Internet_20_Link"><text:span text:style-name="T8">http://127.0.0.1:8000/im/</text:span></text:a><text:span text:style-name="T8"> <text:s/></text:span></text:p>
          </table:table-cell>
        </table:table-row>
        <table:table-row>
          <table:covered-table-cell/>
          <table:table-cell table:style-name="表8.B4" office:value-type="string">
            <text:p text:style-name="P2">r d2</text:p>
          </table:table-cell>
        </table:table-row>
        <table:table-row>
          <table:covered-table-cell/>
          <table:table-cell table:style-name="表8.B4" office:value-type="string">
            <text:p text:style-name="P2"/>
          </table:table-cell>
        </table:table-row>
      </table:table>
      <text:list xml:id="list30330211" text:continue-list="list30330495" text:style-name="L1">
        <text:list-item>
          <text:p text:style-name="P31">image files ==&gt; orientation</text:p>
        </text:list-item>
        <text:list-item>
          <text:p text:style-name="P31">close</text:p>
          <text:list>
            <text:list-item>
              <text:p text:style-name="P31">folders</text:p>
              <text:list>
                <text:list-item>
                  <text:p text:style-name="P31">“images”</text:p>
                </text:list-item>
                <text:list-item>
                  <text:p text:style-name="P31">“images.corners”</text:p>
                </text:list-item>
              </text:list>
            </text:list-item>
            <text:list-item>
              <text:p text:style-name="P31">text files</text:p>
              <text:list>
                <text:list-item>
                  <text:p text:style-name="P31">11-0) update date.txt</text:p>
                </text:list-item>
              </text:list>
            </text:list-item>
            <text:list-item>
              <text:p text:style-name="P17"><text:span text:style-name="T3">web : </text:span><text:a xlink:type="simple" xlink:href="http://localhost:8001/ip/basics/" text:style-name="Internet_20_link" text:visited-style-name="Visited_20_Internet_20_Link"><text:span text:style-name="T3">http://localhost:8001/ip/basics/</text:span></text:a></text:p>
            </text:list-item>
            <text:list-item>
              <text:p text:style-name="P17"><text:span text:style-name="T3">server : <text:s/></text:span><text:a xlink:type="simple" xlink:href="http://localhost:8001/" text:style-name="Internet_20_link" text:visited-style-name="Visited_20_Internet_20_Link"><text:span text:style-name="T3">http://localhost:8001</text:span></text:a></text:p>
            </text:list-item>
          </text:list>
        </text:list-item>
        <text:list-item>
          <text:p text:style-name="P17"><text:span text:style-name="T3">re-start server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18">csv files → open (<text:span text:style-name="T8">2</text:span><office:annotation office:name="__Annotation__852_10646423"><dc:creator>iwabuchi ken</dc:creator><dc:date>2019-11-23T12:26:34.91</dc:date><text:p text:style-name="P45"><text:span text:style-name="T16">changed</text:span></text:p></office:annotation>1<office:annotation-end office:name="__Annotation__852_10646423"/> files) at <text:s text:c="2"/>C:\WORKS_2\WS\WS_Others.Art\JVEMV6\46_art\VIRTUAL\Admin_Projects\ip\data\csv</text:p>
          <text:list>
            <text:list-item>
              <text:p text:style-name="P31">e_entries.ods</text:p>
            </text:list-item>
            <text:list-item>
              <text:p text:style-name="P18">entries.XXX.csv</text:p>
            </text:list-item>
          </text:list>
        </text:list-item>
        <text:list-item>
          <text:p text:style-name="P18">e_entries.ods</text:p>
          <text:list>
            <text:list-item>
              <text:p text:style-name="P18">C/P</text:p>
              <text:list>
                <text:list-item>
                  <text:list>
                    <text:list-item>
                      <text:p text:style-name="P18">from : entries.XXX.csv</text:p>
                    </text:list-item>
                    <text:list-item>
                      <text:p text:style-name="P18">to : e_entries.ods</text:p>
                    </text:list-item>
                  </text:list>
                </text:list-item>
                <text:list-item>
                  <text:p text:style-name="P29">steps</text:p>
                  <text:list>
                    <text:list-item>
                      <text:p text:style-name="P29"><text:soft-page-break/>entries.XXX.csv</text:p>
                      <text:list>
                        <text:list-item>
                          <text:p text:style-name="P29">select range</text:p>
                        </text:list-item>
                        <text:list-item>
                          <text:p text:style-name="P29">C – c (copy)</text:p>
                        </text:list-item>
                        <text:list-item>
                          <text:p text:style-name="P29">C – w (close file)</text:p>
                        </text:list-item>
                      </text:list>
                    </text:list-item>
                    <text:list-item>
                      <text:p text:style-name="P29">e_entries.ods</text:p>
                      <text:list>
                        <text:list-item>
                          <text:p text:style-name="P29">C - “*” (select the range)</text:p>
                        </text:list-item>
                        <text:list-item>
                          <text:p text:style-name="P29">Del (delete)</text:p>
                        </text:list-item>
                        <text:list-item>
                          <text:p text:style-name="P29">C – s (save)</text:p>
                        </text:list-item>
                        <text:list-item>
                          <text:p text:style-name="P29">C – Home (goto cell A1)</text:p>
                        </text:list-item>
                        <text:list-item>
                          <text:p text:style-name="P29">C – S – v (paste value)</text:p>
                        </text:list-item>
                        <text:list-item>
                          <text:p text:style-name="P29">C - 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9">mov file names</text:p>
              <text:list>
                <text:list-item>
                  <text:p text:style-name="P29">Copy</text:p>
                </text:list-item>
                <text:list-item>
                  <text:p text:style-name="P29">directory_list.XXX.txt ==&gt; close</text:p>
                </text:list-item>
                <text:list-item>
                  <text:p text:style-name="P29">Paste</text:p>
                </text:list-item>
              </text:list>
            </text:list-item>
            <text:list-item>
              <text:p text:style-name="P29">col “no” → fill</text:p>
              <text:list>
                <text:list-item>
                  <text:p text:style-name="P29">in the cell → “=+XXX”</text:p>
                </text:list-item>
                <text:list-item>
                  <text:p text:style-name="P29">C/P to → oth<text:span text:style-name="T1">er cells</text:span></text:p>
                </text:list-item>
                <text:list-item>
                  <text:p text:style-name="P34">C – c &gt; C – S – v (paste values)</text:p>
                </text:list-item>
                <text:list-item>
                  <text:p text:style-name="P34">C - ↓ (move to the bottom cell)</text:p>
                </text:list-item>
                <text:list-item>
                  <text:p text:style-name="P34">C – S - ↑ (select the entire cells)</text:p>
                </text:list-item>
                <text:list-item>
                  <text:p text:style-name="P34">C – S – v (paste values)</text:p>
                </text:list-item>
              </text:list>
            </text:list-item>
            <text:list-item>
              <text:p text:style-name="P30">col E → cleared ? (no “=FXX” formula ?)</text:p>
            </text:list-item>
            <text:list-item>
              <text:p text:style-name="P30">range values → update</text:p>
              <text:list>
                <text:list-item>
                  <text:p text:style-name="P30">cell C206 → select</text:p>
                </text:list-item>
                <text:list-item>
                  <text:p text:style-name="P30">enter → new value</text:p>
                </text:list-item>
                <text:list-item>
                  <text:p text:style-name="P30">S - ↑ (select 2 cells)</text:p>
                </text:list-item>
                <text:list-item>
                  <text:p text:style-name="P30">C – c &gt; C - ↑ (copy, move to the top)</text:p>
                </text:list-item>
                <text:list-item>
                  <text:p text:style-name="P30">C – S – v &gt; Ret (paste value)</text:p>
                </text:list-item>
                <text:list-item>
                  <text:p text:style-name="P30">C - ↓ x 2 (move to → top of the indicator cells)</text:p>
                </text:list-item>
                <text:list-item>
                  <text:p text:style-name="P30">C – S - ↓ x 3 (select → indicator cells)</text:p>
                </text:list-item>
                <text:list-item>
                  <text:p text:style-name="P30">C – f &gt; - v &gt; S - ← x 2 &gt; C – x &gt; Tab &gt; C – v (replace dialog, set in each box)</text:p>
                </text:list-item>
                <text:list-item>
                  <text:p text:style-name="P30">M – o &gt; - u &gt; - l &gt; -u &gt; Esc (replace)</text:p>
                </text:list-item>
                <text:list-item>
                  <text:p text:style-name="P30">save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table:number-rows-spanned="4">
            <text:p text:style-name="P9"/>
          </table:table-cell>
          <table:table-cell table:style-name="表9.B1" office:value-type="string">
            <text:p text:style-name="P1">memos → add </text:p>
            <text:list xml:id="list4065579832667745918" text:style-name="L13">
              <text:list-item>
                <text:p text:style-name="P27">blank cells <text:s/></text:p>
                <text:list>
                  <text:list-item>
                    <text:p text:style-name="P27">blank, same-content cells</text:p>
                  </text:list-item>
                  <text:list-item>
                    <text:p text:style-name="P27">discrete ones</text:p>
                  </text:list-item>
                </text:list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30313047" text:continue-numbering="true" text:style-name="L13">
              <text:list-item>
                <text:p text:style-name="P27">“:m XXX”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30329505" text:continue-numbering="true" text:style-name="L13">
              <text:list-item>
                <text:p text:style-name="P27">music memos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30341669" text:continue-numbering="true" text:style-name="L13">
              <text:list-item>
                <text:p text:style-name="P27">video files </text:p>
                <text:list>
                  <text:list-item>
                    <text:p text:style-name="P27">vlc</text:p>
                    <text:list>
                      <text:list-item>
                        <text:p text:style-name="P27">play the file</text:p>
                      </text:list-item>
                    </text:list>
                  </text:list-item>
                  <text:list-item>
                    <text:p text:style-name="P27">sheet</text:p>
                    <text:list>
                      <text:list-item>
                        <text:p text:style-name="P27">g-XXXX ==&gt; write</text:p>
                      </text:list-item>
                    </text:list>
                  </text:list-item>
                  <text:list-item>
                    <text:p text:style-name="P27">text file</text:p>
                    <text:list>
                      <text:list-item>
                        <text:p text:style-name="P27">copy the target line</text:p>
                      </text:list-item>
                    </text:list>
                  </text:list-item>
                  <text:list-item>
                    <text:p text:style-name="P27"><text:soft-page-break/>sheet</text:p>
                    <text:list>
                      <text:list-item>
                        <text:p text:style-name="P27">paste</text:p>
                      </text:list-item>
                      <text:list-item>
                        <text:p text:style-name="P27">replace “,” with “ “ (space) → between “<text:span text:style-name="T6">et-7” and “patt</text:span>”</text:p>
                      </text:list-item>
                      <text:list-item>
                        <text:p text:style-name="P27">Ret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ol E → location ==&gt; register ? <text:span text:style-name="T1">　</text:span></text:p>
          </table:table-cell>
        </table:table-row>
        <table:table-row>
          <table:table-cell table:style-name="表9.A5" table:number-rows-spanned="5">
            <text:p text:style-name="P9"/>
          </table:table-cell>
          <table:table-cell table:style-name="表9.B2" office:value-type="string">
            <text:p text:style-name="P3">re-start server : <text:a xlink:type="simple" xlink:href="http://127.0.0.1:8000/im/" text:style-name="Internet_20_link" text:visited-style-name="Visited_20_Internet_20_Link">http://127.0.0.1:8000/im/</text:a> <text:s/></text:p>
          </table:table-cell>
        </table:table-row>
        <table:table-row>
          <table:covered-table-cell/>
          <table:table-cell table:style-name="表9.B2" office:value-type="string">
            <text:p text:style-name="P3">C:\WORKS_2\WS\WS_Cake_IFM11\commands\2-3)_restart-server-8000-im.bat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able:table-row>
          <table:covered-table-cell/>
          <table:table-cell table:style-name="表9.B2" office:value-type="string">
            <text:p text:style-name="P3">r d2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6<text:tab/>open csv file” <text:s/>→ “4) edit_memos.8.open-csv-file.bat”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7<text:tab/>insert to db” ~~ “12<text:tab/>upload db file”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remote </text:p>
            <text:list xml:id="list8577811155037597196" text:style-name="L14">
              <text:list-item>
                <text:p text:style-name="P38"><text:a xlink:type="simple" xlink:href="http://benfranklin.chips.jp/cake_apps/Cake_IFM11/admins/view/3" text:style-name="Internet_20_link" text:visited-style-name="Visited_20_Internet_20_Link">http://benfranklin.chips.jp/cake_apps/Cake_IFM11/admins/view/3</text:a></text:p>
              </text:list-item>
              <text:list-item>
                <text:p text:style-name="P38">modify date → “2019/11/13 08:02:47.000”</text:p>
                <text:list>
                  <text:list-item>
                    <text:p text:style-name="P38">e.g. “2019/10/22 08:00:00.000”</text:p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3<text:tab/>data ==&gt; to remote” ~~ “17<text:tab/>open update page” <text:s text:c="2"/>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lose ==&gt; vls list <text:span text:style-name="T14">@@@</text:span>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8<text:tab/>copy image files” </text:p>
          </table:table-cell>
        </table:table-row>
      </table:table>
      <text:list xml:id="list30333282" text:continue-list="list30330211" text:style-name="L1">
        <text:list-item>
          <text:list>
            <text:list-item>
              <text:p text:style-name="P31">memos → add</text:p>
              <text:list>
                <text:list-item>
                  <text:p text:style-name="P31">blank cells</text:p>
                  <text:list>
                    <text:list-item>
                      <text:p text:style-name="P31">blank, same-content cells</text:p>
                    </text:list-item>
                    <text:list-item>
                      <text:p text:style-name="P31">discrete ones</text:p>
                    </text:list-item>
                  </text:list>
                </text:list-item>
                <text:list-item>
                  <text:p text:style-name="P31">“:m XXX”</text:p>
                </text:list-item>
                <text:list-item>
                  <text:p text:style-name="P31">music memos</text:p>
                </text:list-item>
                <text:list-item>
                  <text:p text:style-name="P31">video files</text:p>
                  <text:list>
                    <text:list-item>
                      <text:p text:style-name="P31">vlc</text:p>
                      <text:list>
                        <text:list-item>
                          <text:p text:style-name="P31">play the file</text:p>
                        </text:list-item>
                      </text:list>
                    </text:list-item>
                    <text:list-item>
                      <text:p text:style-name="P31">sheet</text:p>
                      <text:list>
                        <text:list-item>
                          <text:p text:style-name="P31">g-XXXX ==&gt; write</text:p>
                        </text:list-item>
                      </text:list>
                    </text:list-item>
                    <text:list-item>
                      <text:p text:style-name="P31">text file</text:p>
                      <text:list>
                        <text:list-item>
                          <text:p text:style-name="P31">copy the target line</text:p>
                        </text:list-item>
                      </text:list>
                    </text:list-item>
                    <text:list-item>
                      <text:p text:style-name="P31">sheet</text:p>
                      <text:list>
                        <text:list-item>
                          <text:p text:style-name="P31">paste</text:p>
                        </text:list-item>
                        <text:list-item>
                          <text:p text:style-name="P31">replace “,” with “ “ (space) → between “<text:span text:style-name="T6">et-7” and “patt</text:span>”</text:p>
                        </text:list-item>
                        <text:list-item>
                          <text:p text:style-name="P31">Ret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col E → location ==&gt; register ?</text:p>
            </text:list-item>
          </text:list>
        </text:list-item>
        <text:list-item>
          <text:p text:style-name="P31">“6<text:tab/>open csv file”</text:p>
        </text:list-item>
        <text:list-item>
          <text:p text:style-name="P31">“7<text:tab/>insert to db” ~~ “18<text:tab/>copy image files”</text:p>
        </text:list-item>
        <text:list-item>
          <text:p text:style-name="P31"><office:annotation><dc:creator>iwabuchi ken</dc:creator><dc:date>2019-10-26T08:31:05.94</dc:date><text:p text:style-name="P45"><text:span text:style-name="T16">done in “15) close-apps.bat”</text:span></text:p></office:annotation>mov files → move</text:p>
          <text:list>
            <text:list-item>
              <text:p text:style-name="P31"><text:soft-page-break/>from : C:\WORKS_2\WS\WS_Cake_IFM11\iphone_to_upload</text:p>
            </text:list-item>
            <text:list-item>
              <text:p text:style-name="P31">to : C:\WORKS_2\WS\WS_Cake_IFM11\movies_WS_Cake_IFM11\2019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0">C:\WORKS_2\WS\WS_Cake_IFM11\commands\16)_move-mov-files.bat</text:p>
          </table:table-cell>
        </table:table-row>
        <table:table-row>
          <table:table-cell table:style-name="表3.A2" office:value-type="string">
            <text:p text:style-name="P10"/>
          </table:table-cell>
        </table:table-row>
      </table:table>
      <text:p text:style-name="P6"/>
      <text:list xml:id="list30340492" text:continue-numbering="true" text:style-name="L1">
        <text:list-item>
          <text:p text:style-name="P18">closing </text:p>
          <text:list>
            <text:list-item>
              <text:p text:style-name="P18">gt, kb memos → register (optional)</text:p>
              <text:list>
                <text:list-item>
                  <text:p text:style-name="P18">memos_guitar.odt <text:span text:style-name="T5">“</text:span><text:span text:style-name="T4">STEPS : register memos</text:span><text:span text:style-name="T5">”</text:span> (C:\WORKS_2\WS\WS_Others.Art\JVEMV6\46_art\11_guitar)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2"><office:annotation office:name="__Annotation__1648_1635591693"><dc:creator>iwabuchi ken</dc:creator><dc:date>2019-10-26T08:32:17.94</dc:date><text:p text:style-name="P45"><text:span text:style-name="T17">done in “15) close-apps.bat”</text:span></text:p></office:annotation>C:\WORKS_2\WS\WS_Others.Art\JVEMV6\46_art\11_guitar\memos_guitar.odt<office:annotation-end office:name="__Annotation__1648_1635591693"/></text:p>
          </table:table-cell>
        </table:table-row>
        <table:table-row table:style-name="表1.2">
          <table:table-cell table:style-name="表1.A2" office:value-type="string">
            <text:p text:style-name="P6"/>
          </table:table-cell>
        </table:table-row>
        <table:table-row>
          <table:table-cell table:style-name="表1.A2" office:value-type="string">
            <text:p text:style-name="P5">STEPS : register memo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f C:\WORKS_2\WS\WS_Others.Art\JVEMV6\46_art\11_guitar\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0321141" text:continue-numbering="true" text:style-name="L1">
        <text:list-header>
          <text:p text:style-name="P40"/>
          <text:list text:continue-numbering="true">
            <text:list-item>
              <text:p text:style-name="P18">git </text:p>
            </text:list-item>
          </text:list>
        </text:list-header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1">C:\WORKS_2\Utils\commands\push_cakeifm11.bat</text:p>
          </table:table-cell>
        </table:table-row>
        <table:table-row>
          <table:table-cell table:style-name="表13.A2" office:value-type="string">
            <text:p text:style-name="P1"/>
          </table:table-cell>
        </table:table-row>
      </table:table>
      <text:list xml:id="list30314192" text:continue-numbering="true" text:style-name="L1">
        <text:list-item>
          <text:list>
            <text:list-header>
              <text:p text:style-name="P40"/>
            </text:list-header>
          </text:list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table:number-columns-spanned="3" office:value-type="string">
            <text:p text:style-name="P1"><office:annotation office:name="__Annotation__1353_1156199833"><dc:creator>iwabuchi ken</dc:creator><dc:date>2019-12-04T07:49:11.94</dc:date><text:p text:style-name="P45"><text:span text:style-name="T17">if registering gt memos, “close” AFTER complete with registering</text:span></text:p></office:annotation>“21<text:tab/>close apps”<office:annotation-end office:name="__Annotation__1353_1156199833"/></text:p>
          </table:table-cell>
          <table:covered-table-cell/>
          <table:covered-table-cell/>
        </table:table-row>
        <table:table-row>
          <table:table-cell table:style-name="表11.A2" table:number-columns-spanned="2" office:value-type="string">
            <text:p text:style-name="P9">git</text:p>
          </table:table-cell>
          <table:covered-table-cell/>
          <table:table-cell table:style-name="表11.C2" office:value-type="string">
            <text:p text:style-name="P9">C:\WORKS_2\WS\WS_Cake_IFM11\commands\19)_git-commit_Cake_IFM11-WS.bat</text:p>
          </table:table-cell>
        </table:table-row>
        <table:table-row>
          <table:table-cell table:style-name="表11.C2" table:number-columns-spanned="3" office:value-type="string">
            <text:p text:style-name="P9">close apps</text:p>
          </table:table-cell>
          <table:covered-table-cell/>
          <table:covered-table-cell/>
        </table:table-row>
        <table:table-row>
          <table:table-cell table:style-name="表11.A4" office:value-type="float" office:value="1">
            <text:p text:style-name="P9">1</text:p>
          </table:table-cell>
          <table:table-cell table:style-name="表11.C2" table:number-columns-spanned="2" office:value-type="string">
            <text:p text:style-name="P3">image files </text:p>
          </table:table-cell>
          <table:covered-table-cell/>
        </table:table-row>
        <table:table-row>
          <table:table-cell table:style-name="表11.A4" office:value-type="float" office:value="2">
            <text:p text:style-name="P9">2</text:p>
          </table:table-cell>
          <table:table-cell table:style-name="表11.C2" table:number-columns-spanned="2" office:value-type="string">
            <text:p text:style-name="P3">folders</text:p>
          </table:table-cell>
          <table:covered-table-cell/>
        </table:table-row>
        <table:table-row>
          <table:table-cell table:style-name="表11.A4" office:value-type="float" office:value="3">
            <text:p text:style-name="P9">3</text:p>
          </table:table-cell>
          <table:table-cell table:style-name="表11.C2" table:number-columns-spanned="2" office:value-type="string">
            <text:p text:style-name="P3">web pages</text:p>
          </table:table-cell>
          <table:covered-table-cell/>
        </table:table-row>
        <table:table-row>
          <table:table-cell table:style-name="表11.A4" office:value-type="float" office:value="4">
            <text:p text:style-name="P9">4</text:p>
          </table:table-cell>
          <table:table-cell table:style-name="表11.C2" table:number-columns-spanned="2" office:value-type="string">
            <text:p text:style-name="P3">command prompt</text:p>
          </table:table-cell>
          <table:covered-table-cell/>
        </table:table-row>
        <table:table-row>
          <table:table-cell table:style-name="表11.C2" table:number-columns-spanned="3" office:value-type="string">
            <text:p text:style-name="P16">git</text:p>
          </table:table-cell>
          <table:covered-table-cell/>
          <table:covered-table-cell/>
        </table:table-row>
        <table:table-row>
          <table:table-cell table:style-name="表11.A9">
            <text:p text:style-name="P9"/>
          </table:table-cell>
          <table:table-cell table:style-name="表11.B9" table:number-columns-spanned="2" office:value-type="string">
            <text:p text:style-name="P15"><text:a xlink:type="simple" xlink:href="../../../../../" text:style-name="Internet_20_link" text:visited-style-name="Visited_20_Internet_20_Link">C:\</text:a>WORKS_2\a &amp;&amp; cd C:\WORKS_2\WS\WS_Cake_IFM11 &amp;&amp; git add . &amp;&amp; git commit -m "(Cake_IFM11/WS) periodical updates" &amp;&amp; e &amp;&amp; git push origin master</text:p>
          </table:table-cell>
          <table:covered-table-cell/>
        </table:table-row>
        <table:table-row>
          <table:table-cell table:style-name="表11.C2" table:number-columns-spanned="3" office:value-type="string">
            <text:p text:style-name="P9">close</text:p>
          </table:table-cell>
          <table:covered-table-cell/>
          <table:covered-table-cell/>
        </table:table-row>
        <table:table-row>
          <table:table-cell table:style-name="表11.A4">
            <text:p text:style-name="P9"/>
          </table:table-cell>
          <table:table-cell table:style-name="表11.C2" table:number-columns-spanned="2" office:value-type="string">
            <text:p text:style-name="P3">this</text:p>
          </table:table-cell>
          <table:covered-table-cell/>
        </table:table-row>
      </table:table>
      <text:list xml:id="list30327804" text:continue-numbering="true" text:style-name="L1">
        <text:list-header>
          <text:p text:style-name="P40"><text:soft-page-break/></text:p>
        </text:list-header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14">C:\WORKS_2\a &amp;&amp; cd C:\WORKS_2\WS\WS_Cake_IFM11 &amp;&amp; git add . &amp;&amp; git commit -m "(Cake_IFM11/WS) periodical updates" &amp;&amp; e &amp;&amp; git push origin master</text:p>
          </table:table-cell>
        </table:table-row>
        <table:table-row>
          <table:table-cell table:style-name="表15.A2" office:value-type="string">
            <text:p text:style-name="P14"/>
          </table:table-cell>
        </table:table-row>
      </table:table>
      <text:list xml:id="list30342018" text:continue-numbering="true" text:style-name="L1">
        <text:list-item>
          <text:p text:style-name="P18"/>
        </text:list-item>
      </text:list>
      <text:p text:style-name="P1">/ ------------------------------------------------------------ [STEPS : ops] 20191006_070127 /</text:p>
      <text:p text:style-name="P1"/>
      <text:p text:style-name="P1">---------------------------------------------- [STEPS : ops : voice-memos] 20191111_095015</text:p>
      <text:list xml:id="list2483350553554588612" text:style-name="L15">
        <text:list-item>
          <text:p text:style-name="P28">C:\Users\iwabuchiken\Music\iTunes\iTunes Media\Voice Memos</text:p>
        </text:list-item>
        <text:list-item>
          <text:p text:style-name="P28"/>
        </text:list-item>
      </text:list>
      <text:p text:style-name="P1">/ ---------------------------------------------- [STEPS : ops : voice-memos] 20191111_095015 /</text:p>
      <text:p text:style-name="P1"/>
      <text:p text:style-name="P1"/>
      <text:p text:style-name="P1"/>
      <text:p text:style-name="P1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06T06:56:33.13</meta:creation-date>
    <dc:date>2020-02-18T10:11:05.54</dc:date>
    <dc:creator>iwabuchi ken</dc:creator>
    <meta:editing-duration>P8DT2H46M54S</meta:editing-duration>
    <meta:editing-cycles>258</meta:editing-cycles>
    <meta:generator>OpenOffice/4.1.3$Win32 OpenOffice.org_project/413m1$Build-9783</meta:generator>
    <meta:document-statistic meta:table-count="15" meta:image-count="0" meta:object-count="0" meta:page-count="9" meta:paragraph-count="321" meta:word-count="1481" meta:character-count="8436"/>
  </office:meta>
</office:document-meta>
</file>